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post-28"/><text:a xlink:type="simple" xlink:href="http://sysadmin.pardellas.es/como-enviar-correo-desde-consola-linux-usando-otro-servidor-smtp/">Como enviar correo desde consola Linux usando otro servidor SMTP</text:a></text:h>
      <text:section text:style-name="Sect1" text:name="stcpDiv">
        <text:p text:style-name="Text_20_body">Hay una solución interesante para hacer esto. Utilizar <text:a xlink:type="simple" xlink:href="http://caspian.dotconf.net/menu/Software/SendEmail/">sendEmail</text:a>, que es un pequeño cliente de correo por SMTP y por eso podemos configurar o indicarle que servidor queremos que se encargue de enviar o dirigir nuestros email.</text:p>
        <text:p text:style-name="Text_20_body">La web del proyecto : <text:a xlink:type="simple" xlink:href="http://caspian.dotconf.net/menu/Software/SendEmail/">http://caspian.dotconf.net/menu/Software/SendEmail/</text:a></text:p>
        <text:p text:style-name="Text_20_body">Se encuentra disponible para Linux, BSD, OS X, Windows 98, Windows NT, Windows 2000, &amp; Windows XP, y es muy útil para incluirlo en un script de bash, si necesitamos enviar correo desde nuestro servidor. Es un script en Perl y por eso no necesitamos una instalación compilando. Solo descomprime el archivo y a utilizar. Permite usar servidores SMTP con autentificación.</text:p>
        <text:p text:style-name="Text_20_body">Si queremos ver la ayuda : $ <text:span text:style-name="Strong_20_Emphasis">./sendEmail –help</text:span></text:p>
        <text:p text:style-name="Text_20_body"><text:span text:style-name="Strong_20_Emphasis">Para enviar un mensaje sencillo desde consola :</text:span><text:line-break/>$ sendEmail -f remite@gmail.com -t fulanito@midominio.net -s servidor_smtp -u “Asunto email” -m “Cuerpo mensaje , saludos! ” -v</text:p>
        <text:p text:style-name="Text_20_body"><text:span text:style-name="Strong_20_Emphasis">Si queremos enviar fichero adjunto :</text:span><text:line-break/><text:span text:style-name="Emphasis">$ sendEmail -f remite@gmail.com -t fulanito@midominio.net -s servidor_smtp -u “Asunto email” -m “Cuerpo mensaje , saludos! ” -a fichero.zip -v </text:span></text:p>
        <text:p text:style-name="Text_20_body">Es una solución sencilla para servidores Linux en los que no queremos instalar y configurar</text:p>
        <text:p text:style-name="Text_20_body">- See more at: http://sysadmin.pardellas.es/como-enviar-correo-desde-consola-linux-usando-otro-servidor-smtp/#sthash.FilXEsFQ.dpuf</text:p>
      </text:section>
      <text:h text:style-name="Heading_20_3" text:outline-level="3"><text:bookmark text:name="stcpDiv"/>sendEmail: Enviar emails desde la línea de comandos </text:h>
      <text:section text:style-name="Sect1" text:name="Sección1">
        <text:section text:style-name="Sect1" text:name="post-body-8162345659436039738">
          <text:p text:style-name="Text_20_body"><text:span text:style-name="T1">sendEmail</text:span> es un programa, escrito en Perl, que nos permite enviar mensajes desde la línea de comandos.<text:line-break/><text:line-break/>sendEmail puede sernos tremendamente útil porque fue diseñado para ser usado en scripts bash, ficheros batch, programas perl y sitios web.<text:line-break/><text:line-break/>Además está publicado bajo licencia GPL y disponible para las siguientes plataformas: Linux, BSD, OS X, Windows 98, Windows NT, Windows 2000, y Windows XP.<text:line-break/><text:line-break/>Podemos instalarlo en Debian  desde los repositorios:<text:line-break/><text:line-break/><text:span text:style-name="Source_20_Text"><text:span text:style-name="T1"># apt-get install sendemail</text:span></text:span><text:line-break/><text:line-break/>Veamos un ejemplo en el que hacemos uso de una cuenta de gmail para enviar el correo:<text:line-break/><text:line-break/><text:span text:style-name="Source_20_Text"><text:span text:style-name="T1"># sendemail -f miusuario@gmail.com -t miusuario@gmail.com -xp mipassword -m "Informe de impresion" -s smtp.gmail.com:587 -o tls=yes -xu miusuario -u "Informe de impresion" -a /root/informe.txt</text:span></text:span><text:line-break/><text:line-break/>Veamos las opciones que hemos usado en el comando anterior:<text:line-break/><text:line-break/><text:span text:style-name="Source_20_Text"><text:span text:style-name="T1">-f miusuario@gmail.com </text:span></text:span><text:span text:style-name="Source_20_Text">nos permite indicar de dónde procede el mensaje (</text:span><text:span text:style-name="Source_20_Text"><text:span text:style-name="T1">from</text:span></text:span><text:span text:style-name="Source_20_Text">)</text:span><text:line-break/><text:soft-page-break/><text:span text:style-name="Source_20_Text"><text:span text:style-name="T1">-t miusuario@gmail.com </text:span></text:span><text:span text:style-name="Source_20_Text">nos permite indicar a quién va dirigido el mensa (</text:span><text:span text:style-name="Source_20_Text"><text:span text:style-name="T1">to</text:span></text:span><text:span text:style-name="Source_20_Text">)</text:span><text:line-break/><text:line-break/><text:span text:style-name="Source_20_Text">También podríamos enviar copias a otros destinatarios:</text:span><text:line-break/><text:line-break/><text:span text:style-name="Source_20_Text"><text:span text:style-name="T1">-cc otrousuario@gmail.com</text:span></text:span><text:line-break/><text:span text:style-name="Source_20_Text"><text:span text:style-name="T1">-bcc otrousuariomas@gmail.com</text:span></text:span><text:line-break/><text:line-break/>Indicamos el password del usuario que envía el mensaje con el parámetro -xp mipassword:<text:line-break/><text:line-break/><text:span text:style-name="Source_20_Text"><text:span text:style-name="T1">-xp mipassword </text:span></text:span><text:line-break/><text:line-break/>Indicamos el asunto del mensaje con el parámetro -u Asunto:<text:line-break/><text:line-break/><text:span text:style-name="Source_20_Text"><text:span text:style-name="T1">-u "Informe de impresión"</text:span></text:span><text:line-break/><text:span text:style-name="Source_20_Text"><text:span text:style-name="T1"><text:line-break/></text:span></text:span><text:line-break/>Indicamos el mensaje con el parámetro -m Mensaje:<text:line-break/><text:line-break/><text:span text:style-name="Source_20_Text"><text:span text:style-name="T1">-m "Informe de impresión"</text:span></text:span><text:line-break/><text:span text:style-name="Source_20_Text"><text:span text:style-name="T1"><text:line-break/></text:span></text:span><text:line-break/>Y el servidor de correo que vamos a usar de "relay":<text:line-break/><text:line-break/><text:span text:style-name="Source_20_Text"><text:span text:style-name="T1">-s smtp.gmail.com:587</text:span></text:span><text:line-break/><text:line-break/>Indicamos los parámetros de autenticación:<text:line-break/><text:line-break/><text:span text:style-name="Source_20_Text"><text:span text:style-name="T1">-o tls=yes -xu miusuario</text:span></text:span><text:line-break/><text:line-break/>Y los archivos adjuntos:<text:line-break/><text:line-break/><text:span text:style-name="Source_20_Text"><text:span text:style-name="T1">-a /root/informe.txt</text:span></text:span></text:p>
        </text:section>
        <text:p text:style-name="Text_20_body">- See more at: http://enavas.blogspot.com.es/2012/03/sendemail-enviar-emails-desde-la-linea.html#sthash.uIj5sxaq.dpuf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LGC Sans" style:font-size-asian="18pt" style:font-weight-asian="bold" style:font-name-complex="DejaVu LGC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roid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2-09T10:24:13</meta:creation-date>
    <dc:date>2014-12-19T17:22:27</dc:date>
    <dc:creator>soa </dc:creator>
    <meta:editing-duration>PT1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12" meta:word-count="437" meta:character-count="3084" meta:non-whitespace-character-count="2631"/>
  </office:meta>
</office:document-meta>
</file>